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3.458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14.762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/>
  </office:automatic-styles>
  <office:body>
    <office:spreadsheet>
      <table:table table:name="ENTRADA" table:style-name="ta1" table:print="false">
        <table:table-column table:style-name="co1" table:default-cell-style-name="ce2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column table:style-name="co4" table:default-cell-style-name="ce3"/>
        <table:table-column table:style-name="co1" table:default-cell-style-name="ce1"/>
        <table:table-row table:style-name="ro1">
          <table:table-cell table:style-name="ce1" office:value-type="string">
            <text:p>DATA</text:p>
          </table:table-cell>
          <table:table-cell office:value-type="string">
            <text:p>NF</text:p>
          </table:table-cell>
          <table:table-cell table:style-name="ce1" office:value-type="string">
            <text:p>PRODUTO</text:p>
          </table:table-cell>
          <table:table-cell office:value-type="string">
            <text:p>QUANTIDADE</text:p>
          </table:table-cell>
          <table:table-cell office:value-type="string">
            <text:p>UNIDADE</text:p>
          </table:table-cell>
          <table:table-cell table:style-name="ce1" office:value-type="string">
            <text:p>VLR UNITARIO</text:p>
          </table:table-cell>
          <table:table-cell office:value-type="string">
            <text:p>VLR TOTAL</text:p>
          </table:table-cell>
        </table:table-row>
        <table:table-row table:style-name="ro2">
          <table:table-cell table:style-name="ce1" office:value-type="string">
            <text:p>10/102020</text:p>
          </table:table-cell>
          <table:table-cell office:value-type="float" office:value="99999999">
            <text:p>99999999</text:p>
          </table:table-cell>
          <table:table-cell office:value-type="string">
            <text:p>Coifa de Parede Tramontina Basic 60 em Aço Inox 127 V 60 cm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1.051,57 </text:p>
          </table:table-cell>
        </table:table-row>
        <table:table-row table:style-name="ro3">
          <table:table-cell office:value-type="date" office:date-value="2020-07-14">
            <text:p>14/07/20</text:p>
          </table:table-cell>
          <table:table-cell office:value-type="float" office:value="999999999">
            <text:p>999999999</text:p>
          </table:table-cell>
          <table:table-cell office:value-type="string">
            <text:p>Cuba de Sobrepor Morgana em Aço Inox Acetinado 69 x 49 cm com Válvula - Tramontina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725,89 </text:p>
          </table:table-cell>
        </table:table-row>
        <table:table-row table:style-name="ro4">
          <table:table-cell office:value-type="date" office:date-value="2020-10-08">
            <text:p>08/10/20</text:p>
          </table:table-cell>
          <table:table-cell office:value-type="float" office:value="999999999">
            <text:p>999999999</text:p>
          </table:table-cell>
          <table:table-cell office:value-type="string">
            <text:p>Ducha Multitemperatura Gorducha Hydra 4t 5450w 127v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41,79 </text:p>
          </table:table-cell>
        </table:table-row>
        <table:table-row table:style-name="ro5">
          <table:table-cell office:value-type="date" office:date-value="2020-05-13">
            <text:p>13/05/20</text:p>
          </table:table-cell>
          <table:table-cell office:value-type="float" office:value="999999999">
            <text:p>999999999</text:p>
          </table:table-cell>
          <table:table-cell office:value-type="string">
            <text:p>Kit Varese Aquaplas 5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31,56 </text:p>
          </table:table-cell>
        </table:table-row>
        <table:table-row table:style-name="ro6">
          <table:table-cell office:value-type="date" office:date-value="2020-06-06">
            <text:p>06/06/20</text:p>
          </table:table-cell>
          <table:table-cell office:value-type="float" office:value="999999999">
            <text:p>999999999</text:p>
          </table:table-cell>
          <table:table-cell office:value-type="string">
            <text:p>Max Torneira de parede para cozinha 1168.C34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178,85 </text:p>
          </table:table-cell>
        </table:table-row>
        <table:table-row table:style-name="ro7">
          <table:table-cell office:value-type="date" office:date-value="2020-02-02">
            <text:p>02/02/20</text:p>
          </table:table-cell>
          <table:table-cell office:value-type="float" office:value="999999999">
            <text:p>999999999</text:p>
          </table:table-cell>
          <table:table-cell office:value-type="string">
            <text:p>Misturador Docol Stillo de Mesa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799,80 </text:p>
          </table:table-cell>
        </table:table-row>
        <table:table-row table:style-name="ro8">
          <table:table-cell office:value-type="date" office:date-value="2020-08-16">
            <text:p>16/08/20</text:p>
          </table:table-cell>
          <table:table-cell office:value-type="float" office:value="999999999">
            <text:p>999999999</text:p>
          </table:table-cell>
          <table:table-cell office:value-type="string">
            <text:p>Plafon Led Quadrado 18w 6500k - Taschibra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office:value-type="string">
            <text:p>R$ 31,47 </text:p>
          </table:table-cell>
          <table:table-cell office:value-type="string">
            <text:p>R$ 31,47</text:p>
          </table:table-cell>
        </table:table-row>
        <table:table-row table:style-name="ro7">
          <table:table-cell office:value-type="date" office:date-value="2020-04-24">
            <text:p>24/04/20</text:p>
          </table:table-cell>
          <table:table-cell office:value-type="float" office:value="999999999">
            <text:p>999999999</text:p>
          </table:table-cell>
          <table:table-cell office:value-type="string">
            <text:p>Porcelanato Portobello Betula 120x20 Retificado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office:value-type="string">
            <text:p>R$ 95,07 </text:p>
          </table:table-cell>
        </table:table-row>
        <table:table-row table:style-name="ro6">
          <table:table-cell office:value-type="date" office:date-value="2020-10-12">
            <text:p>12/10/20</text:p>
          </table:table-cell>
          <table:table-cell office:value-type="float" office:value="999999999">
            <text:p>999999999</text:p>
          </table:table-cell>
          <table:table-cell table:style-name="ce4" office:value-type="string">
            <text:p>VENT MARBELA TRON 3P 127V CVM MOG/PTO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table:style-name="ce4" office:value-type="string">
            <text:p>R$ 153,58 </text:p>
          </table:table-cell>
        </table:table-row>
        <table:table-row table:style-name="ro6">
          <table:table-cell office:value-type="date" office:date-value="2020-10-12">
            <text:p>12/10/20</text:p>
          </table:table-cell>
          <table:table-cell office:value-type="float" office:value="999999999">
            <text:p>999999999</text:p>
          </table:table-cell>
          <table:table-cell table:style-name="ce4" office:value-type="string">
            <text:p>Ralo Linear 90cm Flat Com Grelha Inox - Tigre</text:p>
          </table:table-cell>
          <table:table-cell office:value-type="float" office:value="1">
            <text:p>1</text:p>
          </table:table-cell>
          <table:table-cell office:value-type="string">
            <text:p>UNIDADE</text:p>
          </table:table-cell>
          <table:table-cell table:number-columns-repeated="2" table:style-name="ce4" office:value-type="string">
            <text:p>R$ 210,32 </text:p>
          </table:table-cell>
        </table:table-row>
      </table:table>
      <table:table table:name="Estoque" table:style-name="ta1" table:print="false">
        <table:table-column table:style-name="co1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1" table:default-cell-style-name="ce7"/>
        <table:table-column table:style-name="co8" table:default-cell-style-name="ce7"/>
        <table:table-row table:style-name="ro1">
          <table:table-cell table:style-name="Default" office:value-type="string">
            <text:p>DATA</text:p>
          </table:table-cell>
          <table:table-cell table:style-name="Default" office:value-type="string">
            <text:p>PRODUTO</text:p>
          </table:table-cell>
          <table:table-cell table:style-name="Default" office:value-type="string">
            <text:p>SALDO INICIAL</text:p>
          </table:table-cell>
          <table:table-cell table:style-name="Default" office:value-type="string">
            <text:p>ENTRADA</text:p>
          </table:table-cell>
          <table:table-cell table:style-name="Default" office:value-type="string">
            <text:p>SAIDA</text:p>
          </table:table-cell>
          <table:table-cell table:style-name="Default" office:value-type="string">
            <text:p>SALDO FINAL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52">
            <text:p>52</text:p>
          </table:table-cell>
          <table:table-cell table:formula="of:=[ENTRADA.C2]" office:value-type="string" office:string-value="Coifa de Parede Tramontina Basic 60 em Aço Inox 127 V 60 cm">
            <text:p>Coifa de Parede Tramontina Basic 60 em Aço Inox 127 V 60 cm</text:p>
          </table:table-cell>
          <table:table-cell table:formula="of:=[Saida.C2]" office:value-type="float" office:value="10">
            <text:p>10</text:p>
          </table:table-cell>
          <table:table-cell table:formula="of:=[.C2]+[.D2]-[.E2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100">
            <text:p>100</text:p>
          </table:table-cell>
          <table:table-cell table:formula="of:=+[ENTRADA.C3]" office:value-type="string" office:string-value="Cuba de Sobrepor Morgana em Aço Inox Acetinado 69 x 49 cm com Válvula - Tramontina">
            <text:p>Cuba de Sobrepor Morgana em Aço Inox Acetinado 69 x 49 cm com Válvula - Tramontina</text:p>
          </table:table-cell>
          <table:table-cell table:formula="of:=[Saida.C3]" office:value-type="float" office:value="10">
            <text:p>10</text:p>
          </table:table-cell>
          <table:table-cell table:formula="of:=[.C3]+[.D3]-[.E3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66">
            <text:p>66</text:p>
          </table:table-cell>
          <table:table-cell table:formula="of:=+[ENTRADA.C4]" office:value-type="string" office:string-value="Ducha Multitemperatura Gorducha Hydra 4t 5450w 127v">
            <text:p>Ducha Multitemperatura Gorducha Hydra 4t 5450w 127v</text:p>
          </table:table-cell>
          <table:table-cell table:formula="of:=[Saida.C4]" office:value-type="float" office:value="20">
            <text:p>20</text:p>
          </table:table-cell>
          <table:table-cell table:formula="of:=[.C4]+[.D4]-[.E4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7">
            <text:p>7</text:p>
          </table:table-cell>
          <table:table-cell table:formula="of:=+[ENTRADA.C5]" office:value-type="string" office:string-value="Kit Varese Aquaplas 5">
            <text:p>Kit Varese Aquaplas 5</text:p>
          </table:table-cell>
          <table:table-cell table:formula="of:=[Saida.C5]" office:value-type="float" office:value="2">
            <text:p>2</text:p>
          </table:table-cell>
          <table:table-cell table:formula="of:=[.C5]+[.D5]-[.E5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33">
            <text:p>33</text:p>
          </table:table-cell>
          <table:table-cell table:formula="of:=[ENTRADA.C6]" office:value-type="string" office:string-value="Max Torneira de parede para cozinha 1168.C34">
            <text:p>Max Torneira de parede para cozinha 1168.C34</text:p>
          </table:table-cell>
          <table:table-cell table:formula="of:=[Saida.C6]" office:value-type="float" office:value="33">
            <text:p>33</text:p>
          </table:table-cell>
          <table:table-cell table:formula="of:=[.C6]+[.D6]-[.E6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53">
            <text:p>53</text:p>
          </table:table-cell>
          <table:table-cell table:formula="of:=[ENTRADA.C7]" office:value-type="string" office:string-value="Misturador Docol Stillo de Mesa">
            <text:p>Misturador Docol Stillo de Mesa</text:p>
          </table:table-cell>
          <table:table-cell table:formula="of:=[Saida.C7]" office:value-type="float" office:value="25">
            <text:p>25</text:p>
          </table:table-cell>
          <table:table-cell table:formula="of:=[.C7]+[.D7]-[.E7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35">
            <text:p>35</text:p>
          </table:table-cell>
          <table:table-cell table:formula="of:=[ENTRADA.C8]" office:value-type="string" office:string-value="Plafon Led Quadrado 18w 6500k - Taschibra">
            <text:p>Plafon Led Quadrado 18w 6500k - Taschibra</text:p>
          </table:table-cell>
          <table:table-cell table:formula="of:=[Saida.C8]" office:value-type="float" office:value="22">
            <text:p>22</text:p>
          </table:table-cell>
          <table:table-cell table:formula="of:=[.C8]+[.D8]-[.E8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45">
            <text:p>45</text:p>
          </table:table-cell>
          <table:table-cell table:formula="of:=[ENTRADA.C9]" office:value-type="string" office:string-value="Porcelanato Portobello Betula 120x20 Retificado">
            <text:p>Porcelanato Portobello Betula 120x20 Retificado</text:p>
          </table:table-cell>
          <table:table-cell table:formula="of:=[Saida.C9]" office:value-type="float" office:value="20">
            <text:p>20</text:p>
          </table:table-cell>
          <table:table-cell table:formula="of:=[.C9]+[.D9]-[.E9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29">
            <text:p>29</text:p>
          </table:table-cell>
          <table:table-cell table:formula="of:=[ENTRADA.C10]" office:value-type="string" office:string-value="VENT MARBELA TRON 3P 127V CVM MOG/PTO">
            <text:p>VENT MARBELA TRON 3P 127V CVM MOG/PTO</text:p>
          </table:table-cell>
          <table:table-cell table:formula="of:=[Saida.C10]" office:value-type="float" office:value="5">
            <text:p>5</text:p>
          </table:table-cell>
          <table:table-cell table:formula="of:=[.C10]+[.D10]-[.E10]" office:value-type="float" office:value="0">
            <text:p>#VALOR!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/>
          <table:table-cell office:value-type="float" office:value="2">
            <text:p>2</text:p>
          </table:table-cell>
          <table:table-cell table:formula="of:=[ENTRADA.C11]" office:value-type="string" office:string-value="Ralo Linear 90cm Flat Com Grelha Inox - Tigre">
            <text:p>Ralo Linear 90cm Flat Com Grelha Inox - Tigre</text:p>
          </table:table-cell>
          <table:table-cell table:formula="of:=[Saida.C11]" office:value-type="float" office:value="1">
            <text:p>1</text:p>
          </table:table-cell>
          <table:table-cell table:formula="of:=[.C11]+[.D11]-[.E11]" office:value-type="float" office:value="0">
            <text:p>#VALOR!</text:p>
          </table:table-cell>
        </table:table-row>
      </table:table>
      <table:table table:name="Saida" table:style-name="ta1" table:print="false">
        <table:table-column table:style-name="co1" table:default-cell-style-name="ce8"/>
        <table:table-column table:style-name="co9" table:default-cell-style-name="Default"/>
        <table:table-column table:style-name="co10" table:default-cell-style-name="ce9"/>
        <table:table-column table:style-name="co11" table:default-cell-style-name="ce10"/>
        <table:table-column table:style-name="co1" table:default-cell-style-name="Default"/>
        <table:table-row table:style-name="ro1">
          <table:table-cell table:style-name="ce7" office:value-type="string">
            <text:p>DATA</text:p>
          </table:table-cell>
          <table:table-cell table:style-name="ce7" office:value-type="string">
            <text:p>PRODUTO</text:p>
          </table:table-cell>
          <table:table-cell table:style-name="ce7" office:value-type="string">
            <text:p>QUANTIDADE</text:p>
          </table:table-cell>
          <table:table-cell table:style-name="ce7" office:value-type="string">
            <text:p>PREÇO VENDA</text:p>
          </table:table-cell>
          <table:table-cell table:style-name="ce7" office:value-type="string">
            <text:p>TOTAL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2]" office:value-type="string" office:string-value="Coifa de Parede Tramontina Basic 60 em Aço Inox 127 V 60 cm">
            <text:p>Coifa de Parede Tramontina Basic 60 em Aço Inox 127 V 60 cm</text:p>
          </table:table-cell>
          <table:table-cell office:value-type="float" office:value="10">
            <text:p>10</text:p>
          </table:table-cell>
          <table:table-cell office:value-type="percentage" office:value="0.2">
            <text:p>20,00%</text:p>
          </table:table-cell>
          <table:table-cell table:formula="of:=[.C2]*[.D2]" office:value-type="float" office:value="2">
            <text:p>2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+[ENTRADA.C3]" office:value-type="string" office:string-value="Cuba de Sobrepor Morgana em Aço Inox Acetinado 69 x 49 cm com Válvula - Tramontina">
            <text:p>Cuba de Sobrepor Morgana em Aço Inox Acetinado 69 x 49 cm com Válvula - Tramontina</text:p>
          </table:table-cell>
          <table:table-cell office:value-type="float" office:value="10">
            <text:p>10</text:p>
          </table:table-cell>
          <table:table-cell office:value-type="percentage" office:value="0.2">
            <text:p>20,00%</text:p>
          </table:table-cell>
          <table:table-cell table:formula="of:=[.C3]*[.D3]" office:value-type="float" office:value="2">
            <text:p>2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+[ENTRADA.C4]" office:value-type="string" office:string-value="Ducha Multitemperatura Gorducha Hydra 4t 5450w 127v">
            <text:p>Ducha Multitemperatura Gorducha Hydra 4t 5450w 127v</text:p>
          </table:table-cell>
          <table:table-cell office:value-type="float" office:value="20">
            <text:p>20</text:p>
          </table:table-cell>
          <table:table-cell office:value-type="percentage" office:value="0.2">
            <text:p>20,00%</text:p>
          </table:table-cell>
          <table:table-cell table:formula="of:=[.C4]*[.D4]" office:value-type="float" office:value="4">
            <text:p>4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+[ENTRADA.C5]" office:value-type="string" office:string-value="Kit Varese Aquaplas 5">
            <text:p>Kit Varese Aquaplas 5</text:p>
          </table:table-cell>
          <table:table-cell office:value-type="float" office:value="2">
            <text:p>2</text:p>
          </table:table-cell>
          <table:table-cell office:value-type="percentage" office:value="0.2">
            <text:p>20,00%</text:p>
          </table:table-cell>
          <table:table-cell table:formula="of:=[.C5]*[.D5]" office:value-type="float" office:value="0.4">
            <text:p>0,4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6]" office:value-type="string" office:string-value="Max Torneira de parede para cozinha 1168.C34">
            <text:p>Max Torneira de parede para cozinha 1168.C34</text:p>
          </table:table-cell>
          <table:table-cell office:value-type="float" office:value="33">
            <text:p>33</text:p>
          </table:table-cell>
          <table:table-cell office:value-type="percentage" office:value="0.2">
            <text:p>20,00%</text:p>
          </table:table-cell>
          <table:table-cell table:formula="of:=[.C6]*[.D6]" office:value-type="float" office:value="6.6">
            <text:p>6,6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7]" office:value-type="string" office:string-value="Misturador Docol Stillo de Mesa">
            <text:p>Misturador Docol Stillo de Mesa</text:p>
          </table:table-cell>
          <table:table-cell office:value-type="float" office:value="25">
            <text:p>25</text:p>
          </table:table-cell>
          <table:table-cell office:value-type="percentage" office:value="0.2">
            <text:p>20,00%</text:p>
          </table:table-cell>
          <table:table-cell table:formula="of:=[.C7]*[.D7]" office:value-type="float" office:value="5">
            <text:p>5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8]" office:value-type="string" office:string-value="Plafon Led Quadrado 18w 6500k - Taschibra">
            <text:p>Plafon Led Quadrado 18w 6500k - Taschibra</text:p>
          </table:table-cell>
          <table:table-cell office:value-type="float" office:value="22">
            <text:p>22</text:p>
          </table:table-cell>
          <table:table-cell office:value-type="percentage" office:value="0.2">
            <text:p>20,00%</text:p>
          </table:table-cell>
          <table:table-cell table:formula="of:=[.C8]*[.D8]" office:value-type="float" office:value="4.4">
            <text:p>4,4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9]" office:value-type="string" office:string-value="Porcelanato Portobello Betula 120x20 Retificado">
            <text:p>Porcelanato Portobello Betula 120x20 Retificado</text:p>
          </table:table-cell>
          <table:table-cell office:value-type="float" office:value="20">
            <text:p>20</text:p>
          </table:table-cell>
          <table:table-cell office:value-type="percentage" office:value="0.2">
            <text:p>20,00%</text:p>
          </table:table-cell>
          <table:table-cell table:formula="of:=[.C9]*[.D9]" office:value-type="float" office:value="4">
            <text:p>4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10]" office:value-type="string" office:string-value="VENT MARBELA TRON 3P 127V CVM MOG/PTO">
            <text:p>VENT MARBELA TRON 3P 127V CVM MOG/PTO</text:p>
          </table:table-cell>
          <table:table-cell office:value-type="float" office:value="5">
            <text:p>5</text:p>
          </table:table-cell>
          <table:table-cell office:value-type="percentage" office:value="0.2">
            <text:p>20,00%</text:p>
          </table:table-cell>
          <table:table-cell table:formula="of:=[.C10]*[.D10]" office:value-type="float" office:value="1">
            <text:p>1</text:p>
          </table:table-cell>
        </table:table-row>
        <table:table-row table:style-name="ro1">
          <table:table-cell office:value-type="date" office:date-value="2020-10-21">
            <text:p>21/10/20</text:p>
          </table:table-cell>
          <table:table-cell table:formula="of:=[ENTRADA.C11]" office:value-type="string" office:string-value="Ralo Linear 90cm Flat Com Grelha Inox - Tigre">
            <text:p>Ralo Linear 90cm Flat Com Grelha Inox - Tigre</text:p>
          </table:table-cell>
          <table:table-cell office:value-type="float" office:value="1">
            <text:p>1</text:p>
          </table:table-cell>
          <table:table-cell office:value-type="percentage" office:value="0.2">
            <text:p>20,00%</text:p>
          </table:table-cell>
          <table:table-cell table:formula="of:=[.C11]*[.D11]" office:value-type="float" office:value="0.2">
            <text:p>0,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/10/2020</text:date>, <text:time>15:1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  Ventura Favaro</meta:initial-creator>
    <meta:creation-date>2020-10-22T13:51:43.40</meta:creation-date>
    <dc:date>2020-10-22T15:13:29.20</dc:date>
    <dc:creator>Giulia  Ventura Favaro</dc:creator>
    <meta:editing-duration>PT2M59S</meta:editing-duration>
    <meta:editing-cycles>1</meta:editing-cycles>
    <meta:document-statistic meta:table-count="3" meta:cell-count="188" meta:object-count="0"/>
    <meta:generator>OpenOffice/4.1.7$Win32 OpenOffice.org_project/417m1$Build-9800</meta:generator>
  </office:meta>
</office:document-meta>
</file>